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725" officeooo:paragraph-rsid="0001a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alpython.com/learn/start-django/" text:style-name="Internet_20_link" text:visited-style-name="Visited_20_Internet_20_Link">https://realpython.com/learn/start-django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3:05:09.779147135</meta:creation-date>
    <meta:generator>LibreOffice/5.1.6.2$Linux_X86_64 LibreOffice_project/10m0$Build-2</meta:generator>
    <dc:date>2017-08-27T13:05:34.51282315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</office:meta>
</office:document-meta>
</file>